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4">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5">
      <style:paragraph-properties fo:text-align="justify" style:justify-single-word="false"/>
    </style:style>
    <style:style style:name="P6" style:family="paragraph" style:parent-style-name="Standard" style:list-style-name="L6">
      <style:paragraph-properties fo:text-align="justify" style:justify-single-word="false"/>
    </style:style>
    <style:style style:name="P7" style:family="paragraph" style:parent-style-name="Standard" style:list-style-name="L7">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list-style-name="L2">
      <style:paragraph-properties fo:text-align="justify" style:justify-single-word="false"/>
      <style:text-properties fo:font-weight="bold" style:font-weight-asian="bold" style:font-weight-complex="bold"/>
    </style:style>
    <style:style style:name="P10" style:family="paragraph" style:parent-style-name="Standard" style:list-style-name="L1">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list-style-name="L2">
      <style:paragraph-properties fo:text-align="justify" style:justify-single-word="false"/>
      <style:text-properties fo:font-weight="normal" style:font-weight-asian="normal" style:font-weight-complex="normal"/>
    </style:style>
    <style:style style:name="P13" style:family="paragraph" style:parent-style-name="Standard" style:list-style-name="L7">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1225578" text:style-name="L1">
        <text:list-item>
          <text:p text:style-name="P2">List down various use of pointers.</text:p>
          <text:p text:style-name="P2"/>
        </text:list-item>
      </text:list>
      <text:list xml:id="list938168558" text:style-name="L4">
        <text:list-item>
          <text:p text:style-name="P3">First and most basic use of pointer is that we can pass a pointer to some variable, when calling a function. This is known as pass by reference method.</text:p>
        </text:list-item>
        <text:list-item>
          <text:p text:style-name="P3">Second use of pointer is we can access array elements of any type like char, int, long, float...by just using the pointer arithmatic and we can also change the value of its pointee by using dereferencing.</text:p>
        </text:list-item>
        <text:list-item>
          <text:p text:style-name="P3">Third use pointer is dynamic memory allocation using standard C and C++ functions like malloc(), realloc(), calloc(), new().</text:p>
        </text:list-item>
        <text:list-item>
          <text:p text:style-name="P3">Fourth and most complex use of pointer is linked lists by using the functions listed in third use above. Limked lists can be think of a dynamic array which is extended upon the request of the program as and when needed.</text:p>
          <text:p text:style-name="P3"/>
        </text:list-item>
      </text:list>
      <text:list xml:id="list911148228" text:continue-list="list321225578" text:style-name="L1">
        <text:list-item>
          <text:p text:style-name="P2">List down all memory allocation techniques available in C language. What are the differences between them? Who has to take care of de-allocating such memories and how? </text:p>
          <text:p text:style-name="P2"/>
        </text:list-item>
      </text:list>
      <text:list xml:id="list35083071" text:style-name="L5">
        <text:list-item>
          <text:p text:style-name="P5">There are basically two type of memory allocation in C.</text:p>
        </text:list-item>
        <text:list-item>
          <text:p text:style-name="P5">One is the static allocation that is when a programer wirtes a program it will allocate a memory using the arrays. </text:p>
        </text:list-item>
        <text:list-item>
          <text:p text:style-name="P5">Another method of allocating a memory in C is dynamic allocation using malloc() or realloc().</text:p>
        </text:list-item>
        <text:list-item>
          <text:p text:style-name="P5">If we are using an array, for the instant, we need to define an array of the perticular type to store that data most of the time we are not using the complete array i.e. Each and every byte that is allocated to the array, and hence it remains empty most of the time.</text:p>
        </text:list-item>
        <text:list-item>
          <text:p text:style-name="P5">If we are using a dynamic memory allocation we can assign memory at our convience and assign as much we want. So in this case no extra overhead is created.</text:p>
        </text:list-item>
        <text:list-item>
          <text:p text:style-name="P5">In case of arrays the allocation and dellocation both are done by the virtual memory managment system.</text:p>
        </text:list-item>
        <text:list-item>
          <text:p text:style-name="P5">In case of dynamic memory allocation the allocation by the function is done on the heap memory so it can not be de-allocated by the virtual memory managment system hence a progamer needs to take care for de-allocating the assigned memory.</text:p>
          <text:p text:style-name="P5"/>
        </text:list-item>
      </text:list>
      <text:list xml:id="list1697140197" text:continue-list="list911148228" text:style-name="L1">
        <text:list-item>
          <text:p text:style-name="P2">How would you compare array and link list? What are the pros and cons of each one? Which one should be used in which scenario?</text:p>
          <text:p text:style-name="P2"/>
          <text:list>
            <text:list-item>
              <text:p text:style-name="P10">Comparison of array and linked list:</text:p>
            </text:list-item>
          </text:list>
        </text:list-item>
      </text:list>
      <text:p text:style-name="P8"/>
      <text:list xml:id="list2030337089" text:style-name="L6">
        <text:list-item>
          <text:p text:style-name="P6"><text:span text:style-name="T1">Access to an element:</text:span></text:p>
        </text:list-item>
      </text:list>
      <text:list xml:id="list558297303" text:style-name="L2">
        <text:list-item>
          <text:list>
            <text:list-item>
              <text:p text:style-name="P4">In array we can access the elements by using the [] like a[0], a[10].</text:p>
            </text:list-item>
            <text:list-item>
              <text:p text:style-name="P4">Where in linked list we need to access the head to access any element, by using the head and traversing the linked list only we can access any element in the list.</text:p>
            </text:list-item>
          </text:list>
        </text:list-item>
        <text:list-item>
          <text:p text:style-name="P9">Memory structure:</text:p>
          <text:list>
            <text:list-item>
              <text:p text:style-name="P12">In array we have continuous portion of memory at the time of assignment.</text:p>
            </text:list-item>
            <text:list-item>
              <text:p text:style-name="P12">Where in linked list the memory assigned may or may not be contiguous as in linked list an element can be assigned at any time when program demands it.</text:p>
            </text:list-item>
          </text:list>
        </text:list-item>
        <text:list-item>
          <text:p text:style-name="P9">Insretion and deletion:</text:p>
          <text:list>
            <text:list-item>
              <text:p text:style-name="P12">In array we have to take care of the insertion as if an element needs to be added at the begining of an array all other elements need to be shifted down by 1 element. As well as when deleting an element from the array we have to take care the same thing.</text:p>
            </text:list-item>
            <text:list-item>
              <text:p text:style-name="P12">Where in linked list we just need to pass an element's pointer to the structure of <text:soft-page-break/>the new element so that the new element becomes the first element in the list. While deleting we need to take care of assinging proper addresses to the element ahead of the deleted element and after.</text:p>
            </text:list-item>
          </text:list>
        </text:list-item>
        <text:list-item>
          <text:p text:style-name="P9">Aloocation and Deallocation:</text:p>
          <text:list>
            <text:list-item>
              <text:p text:style-name="P12">An array is allocated only at compile time and it is placed in stack.</text:p>
            </text:list-item>
            <text:list-item>
              <text:p text:style-name="P12">Where a linked list is allocated run time and it is placed in heap.</text:p>
            </text:list-item>
            <text:list-item>
              <text:p text:style-name="P12">Deallocation of an array is done by the virtual memoty managment system</text:p>
            </text:list-item>
            <text:list-item>
              <text:p text:style-name="P4"><text:span text:style-name="T2">Where in deallocation of linked list has to be done by the programmer after the use of the assigned memory is over.</text:span></text:p>
            </text:list-item>
          </text:list>
        </text:list-item>
      </text:list>
      <text:p text:style-name="P1"><text:span text:style-name="T2"/></text:p>
      <text:list xml:id="list682990198" text:continue-list="list1697140197" text:style-name="L1">
        <text:list-item>
          <text:list>
            <text:list-item>
              <text:p text:style-name="P10">Pros and Cons of array and linked list:</text:p>
            </text:list-item>
          </text:list>
        </text:list-item>
      </text:list>
      <text:p text:style-name="P8"/>
      <text:list xml:id="list64094678" text:style-name="L7">
        <text:list-item>
          <text:p text:style-name="P7"><text:span text:style-name="T2">For linked list and array the pros and cons are each others opposite so if pros of any one is listed it is the cons of other.</text:span></text:p>
        </text:list-item>
        <text:list-item>
          <text:p text:style-name="P13">Pros of Linked list are,</text:p>
          <text:list>
            <text:list-item>
              <text:p text:style-name="P13">Dynamic allocatoin of memeory makes it bigger in sense of size than array as arrays are declarde at compile time and are fixed in size so if in case of the bigger data arrays will fail to store the data.</text:p>
            </text:list-item>
            <text:list-item>
              <text:p text:style-name="P13">As linked lists are created run time there is no extra space wasted in linked list as only that much of memory is assigned which is used by the program.</text:p>
            </text:list-item>
          </text:list>
        </text:list-item>
        <text:list-item>
          <text:p text:style-name="P13">Pros of Array are,</text:p>
          <text:list>
            <text:list-item>
              <text:p text:style-name="P13">When using an array we can access its elements by using the [] operaters like a[0], but in case of linked list we can access data by using only <text:span text:style-name="T1">.next</text:span> pointer, so if we are accessing any bigger linked list and accessing an element that is deep inside the access may get slower.</text:p>
              <text:p text:style-name="P13"/>
            </text:list-item>
          </text:list>
        </text:list-item>
      </text:list>
      <text:list xml:id="list377062500" text:continue-list="list682990198" text:style-name="L1">
        <text:list-item>
          <text:list>
            <text:list-item>
              <text:p text:style-name="P10">Use case:</text:p>
            </text:list-item>
          </text:list>
        </text:list-item>
      </text:list>
      <text:list xml:id="list2131178666" text:continue-list="list558297303" text:style-name="L2">
        <text:list-header>
          <text:p text:style-name="P12"><text:span text:style-name="T1"/></text:p>
        </text:list-header>
        <text:list-item>
          <text:p text:style-name="P12">Use case of an array is when any small and simple program needs to store the data.</text:p>
        </text:list-item>
        <text:list-item>
          <text:p text:style-name="P12">Use case of a linked list is when a bigger data to be stored but programer is not sure how big data it can be.</text:p>
        </text:list-item>
      </text:list>
      <text:p text:style-name="P1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7-08T11:00:57</meta:creation-date>
    <meta:generator>LibreOffice/3.5$Linux_X86_64 LibreOffice_project/350m1$Build-2</meta:generator>
    <dc:date>2015-07-08T11:51:02</dc:date>
    <dc:creator>Tejas Prajapati</dc:creator>
    <meta:editing-duration>PT27M34S</meta:editing-duration>
    <meta:editing-cycles>5</meta:editing-cycles>
    <meta:document-statistic meta:table-count="0" meta:image-count="0" meta:object-count="0" meta:page-count="2" meta:paragraph-count="39" meta:word-count="893" meta:character-count="4578" meta:non-whitespace-character-count="3757"/>
  </office:meta>
</office:document-meta>
</file>